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508cm"/>
    </style:style>
    <style:style style:name="co2" style:family="table-column">
      <style:table-column-properties fo:break-before="auto" style:column-width="0.977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8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List1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4" table:default-cell-style-name="ce3"/>
        <table:table-row table:style-name="ro1">
          <table:table-cell/>
          <table:table-cell table:style-name="Default"/>
          <table:table-cell table:style-name="ce1" office:value-type="string">
            <text:p>vodivosti tvrzeného papíru při f = 6e6</text:p>
          </table:table-cell>
          <table:table-cell table:style-name="Default" table:number-columns-repeated="3"/>
        </table:table-row>
        <table:table-row table:style-name="ro2">
          <table:table-cell/>
          <table:table-cell table:style-name="Default"/>
          <table:table-cell table:style-name="ce1" office:value-type="string" table:number-columns-spanned="4" table:number-rows-spanned="1">
            <text:p>relativní permitivita</text:p>
          </table:table-cell>
          <table:covered-table-cell table:number-columns-repeated="3" table:style-name="Default"/>
        </table:table-row>
        <table:table-row table:style-name="ro2">
          <table:table-cell/>
          <table:table-cell table:style-name="Default"/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</table:table-row>
        <table:table-row table:style-name="ro2">
          <table:table-cell table:style-name="ce1" office:value-type="string" table:number-columns-spanned="1" table:number-rows-spanned="10">
            <text:p>Tan d</text:p>
          </table:table-cell>
          <table:table-cell office:value-type="float" office:value="0.01">
            <text:p>0,01</text:p>
          </table:table-cell>
          <table:table-cell table:formula="of:=[.$B4]*2*PI()*6000000*0.0000000000088542*[.C$3]" office:value-type="float" office:value="0.00000667590952161954">
            <text:p>6,68E-6</text:p>
          </table:table-cell>
          <table:table-cell table:formula="of:=[.$B4]*2*PI()*6000000*0.0000000000088542*[.D$3]" office:value-type="float" office:value="0.0000100138642824293">
            <text:p>1,00E-5</text:p>
          </table:table-cell>
          <table:table-cell table:formula="of:=[.$B4]*2*PI()*6000000*0.0000000000088542*[.E$3]" office:value-type="float" office:value="0.0000133518190432391">
            <text:p>1,34E-5</text:p>
          </table:table-cell>
          <table:table-cell table:formula="of:=[.$B4]*2*PI()*6000000*0.0000000000088542*[.F$3]" office:value-type="float" office:value="0.0000166897738040488">
            <text:p>1,67E-5</text:p>
          </table:table-cell>
        </table:table-row>
        <table:table-row table:style-name="ro2">
          <table:covered-table-cell/>
          <table:table-cell office:value-type="float" office:value="0.02">
            <text:p>0,02</text:p>
          </table:table-cell>
          <table:table-cell table:formula="of:=[.$B5]*2*PI()*6000000*0.0000000000088542*[.C$3]" office:value-type="float" office:value="0.0000133518190432391">
            <text:p>1,34E-5</text:p>
          </table:table-cell>
          <table:table-cell table:formula="of:=[.$B5]*2*PI()*6000000*0.0000000000088542*[.D$3]" office:value-type="float" office:value="0.0000200277285648586">
            <text:p>2,00E-5</text:p>
          </table:table-cell>
          <table:table-cell table:formula="of:=[.$B5]*2*PI()*6000000*0.0000000000088542*[.E$3]" office:value-type="float" office:value="0.0000267036380864782">
            <text:p>2,67E-5</text:p>
          </table:table-cell>
          <table:table-cell table:formula="of:=[.$B5]*2*PI()*6000000*0.0000000000088542*[.F$3]" office:value-type="float" office:value="0.0000333795476080977">
            <text:p>3,34E-5</text:p>
          </table:table-cell>
        </table:table-row>
        <table:table-row table:style-name="ro2">
          <table:covered-table-cell/>
          <table:table-cell office:value-type="float" office:value="0.03">
            <text:p>0,03</text:p>
          </table:table-cell>
          <table:table-cell table:formula="of:=[.$B6]*2*PI()*6000000*0.0000000000088542*[.C$3]" office:value-type="float" office:value="0.0000200277285648586">
            <text:p>2,00E-5</text:p>
          </table:table-cell>
          <table:table-cell table:formula="of:=[.$B6]*2*PI()*6000000*0.0000000000088542*[.D$3]" office:value-type="float" office:value="0.0000300415928472879">
            <text:p>3,00E-5</text:p>
          </table:table-cell>
          <table:table-cell table:formula="of:=[.$B6]*2*PI()*6000000*0.0000000000088542*[.E$3]" office:value-type="float" office:value="0.0000400554571297172">
            <text:p>4,01E-5</text:p>
          </table:table-cell>
          <table:table-cell table:formula="of:=[.$B6]*2*PI()*6000000*0.0000000000088542*[.F$3]" office:value-type="float" office:value="0.0000500693214121465">
            <text:p>5,01E-5</text:p>
          </table:table-cell>
        </table:table-row>
        <table:table-row table:style-name="ro2">
          <table:covered-table-cell/>
          <table:table-cell office:value-type="float" office:value="0.04">
            <text:p>0,04</text:p>
          </table:table-cell>
          <table:table-cell table:formula="of:=[.$B7]*2*PI()*6000000*0.0000000000088542*[.C$3]" office:value-type="float" office:value="0.0000267036380864782">
            <text:p>2,67E-5</text:p>
          </table:table-cell>
          <table:table-cell table:formula="of:=[.$B7]*2*PI()*6000000*0.0000000000088542*[.D$3]" office:value-type="float" office:value="0.0000400554571297172">
            <text:p>4,01E-5</text:p>
          </table:table-cell>
          <table:table-cell table:formula="of:=[.$B7]*2*PI()*6000000*0.0000000000088542*[.E$3]" office:value-type="float" office:value="0.0000534072761729563">
            <text:p>5,34E-5</text:p>
          </table:table-cell>
          <table:table-cell table:formula="of:=[.$B7]*2*PI()*6000000*0.0000000000088542*[.F$3]" office:value-type="float" office:value="0.0000667590952161954">
            <text:p>6,68E-5</text:p>
          </table:table-cell>
        </table:table-row>
        <table:table-row table:style-name="ro2">
          <table:covered-table-cell/>
          <table:table-cell office:value-type="float" office:value="0.05">
            <text:p>0,05</text:p>
          </table:table-cell>
          <table:table-cell table:formula="of:=[.$B8]*2*PI()*6000000*0.0000000000088542*[.C$3]" office:value-type="float" office:value="0.0000333795476080977">
            <text:p>3,34E-5</text:p>
          </table:table-cell>
          <table:table-cell table:formula="of:=[.$B8]*2*PI()*6000000*0.0000000000088542*[.D$3]" office:value-type="float" office:value="0.0000500693214121465">
            <text:p>5,01E-5</text:p>
          </table:table-cell>
          <table:table-cell table:formula="of:=[.$B8]*2*PI()*6000000*0.0000000000088542*[.E$3]" office:value-type="float" office:value="0.0000667590952161954">
            <text:p>6,68E-5</text:p>
          </table:table-cell>
          <table:table-cell table:formula="of:=[.$B8]*2*PI()*6000000*0.0000000000088542*[.F$3]" office:value-type="float" office:value="0.0000834488690202442">
            <text:p>8,34E-5</text:p>
          </table:table-cell>
        </table:table-row>
        <table:table-row table:style-name="ro2">
          <table:covered-table-cell/>
          <table:table-cell office:value-type="float" office:value="0.06">
            <text:p>0,06</text:p>
          </table:table-cell>
          <table:table-cell table:formula="of:=[.$B9]*2*PI()*6000000*0.0000000000088542*[.C$3]" office:value-type="float" office:value="0.0000400554571297172">
            <text:p>4,01E-5</text:p>
          </table:table-cell>
          <table:table-cell table:formula="of:=[.$B9]*2*PI()*6000000*0.0000000000088542*[.D$3]" office:value-type="float" office:value="0.0000600831856945759">
            <text:p>6,01E-5</text:p>
          </table:table-cell>
          <table:table-cell table:formula="of:=[.$B9]*2*PI()*6000000*0.0000000000088542*[.E$3]" office:value-type="float" office:value="0.0000801109142594345">
            <text:p>8,01E-5</text:p>
          </table:table-cell>
          <table:table-cell table:formula="of:=[.$B9]*2*PI()*6000000*0.0000000000088542*[.F$3]" office:value-type="float" office:value="0.000100138642824293">
            <text:p>1,00E-4</text:p>
          </table:table-cell>
        </table:table-row>
        <table:table-row table:style-name="ro2">
          <table:covered-table-cell/>
          <table:table-cell office:value-type="float" office:value="0.07">
            <text:p>0,07</text:p>
          </table:table-cell>
          <table:table-cell table:formula="of:=[.$B10]*2*PI()*6000000*0.0000000000088542*[.C$3]" office:value-type="float" office:value="0.0000467313666513368">
            <text:p>4,67E-5</text:p>
          </table:table-cell>
          <table:table-cell table:formula="of:=[.$B10]*2*PI()*6000000*0.0000000000088542*[.D$3]" office:value-type="float" office:value="0.0000700970499770051">
            <text:p>7,01E-5</text:p>
          </table:table-cell>
          <table:table-cell table:formula="of:=[.$B10]*2*PI()*6000000*0.0000000000088542*[.E$3]" office:value-type="float" office:value="0.0000934627333026735">
            <text:p>9,35E-5</text:p>
          </table:table-cell>
          <table:table-cell table:formula="of:=[.$B10]*2*PI()*6000000*0.0000000000088542*[.F$3]" office:value-type="float" office:value="0.000116828416628342">
            <text:p>1,17E-4</text:p>
          </table:table-cell>
        </table:table-row>
        <table:table-row table:style-name="ro2">
          <table:covered-table-cell/>
          <table:table-cell office:value-type="float" office:value="0.08">
            <text:p>0,08</text:p>
          </table:table-cell>
          <table:table-cell table:formula="of:=[.$B11]*2*PI()*6000000*0.0000000000088542*[.C$3]" office:value-type="float" office:value="0.0000534072761729563">
            <text:p>5,34E-5</text:p>
          </table:table-cell>
          <table:table-cell table:formula="of:=[.$B11]*2*PI()*6000000*0.0000000000088542*[.D$3]" office:value-type="float" office:value="0.0000801109142594345">
            <text:p>8,01E-5</text:p>
          </table:table-cell>
          <table:table-cell table:formula="of:=[.$B11]*2*PI()*6000000*0.0000000000088542*[.E$3]" office:value-type="float" office:value="0.000106814552345913">
            <text:p>1,07E-4</text:p>
          </table:table-cell>
          <table:table-cell table:formula="of:=[.$B11]*2*PI()*6000000*0.0000000000088542*[.F$3]" office:value-type="float" office:value="0.000133518190432391">
            <text:p>1,34E-4</text:p>
          </table:table-cell>
        </table:table-row>
        <table:table-row table:style-name="ro2">
          <table:covered-table-cell/>
          <table:table-cell office:value-type="float" office:value="0.09">
            <text:p>0,09</text:p>
          </table:table-cell>
          <table:table-cell table:formula="of:=[.$B12]*2*PI()*6000000*0.0000000000088542*[.C$3]" office:value-type="float" office:value="0.0000600831856945759">
            <text:p>6,01E-5</text:p>
          </table:table-cell>
          <table:table-cell table:formula="of:=[.$B12]*2*PI()*6000000*0.0000000000088542*[.D$3]" office:value-type="float" office:value="0.0000901247785418638">
            <text:p>9,01E-5</text:p>
          </table:table-cell>
          <table:table-cell table:formula="of:=[.$B12]*2*PI()*6000000*0.0000000000088542*[.E$3]" office:value-type="float" office:value="0.000120166371389152">
            <text:p>1,20E-4</text:p>
          </table:table-cell>
          <table:table-cell table:formula="of:=[.$B12]*2*PI()*6000000*0.0000000000088542*[.F$3]" office:value-type="float" office:value="0.00015020796423644">
            <text:p>1,50E-4</text:p>
          </table:table-cell>
        </table:table-row>
        <table:table-row table:style-name="ro2">
          <table:covered-table-cell/>
          <table:table-cell office:value-type="float" office:value="0.1">
            <text:p>0,1</text:p>
          </table:table-cell>
          <table:table-cell table:formula="of:=[.$B13]*2*PI()*6000000*0.0000000000088542*[.C$3]" office:value-type="float" office:value="0.0000667590952161954">
            <text:p>6,68E-5</text:p>
          </table:table-cell>
          <table:table-cell table:formula="of:=[.$B13]*2*PI()*6000000*0.0000000000088542*[.D$3]" office:value-type="float" office:value="0.000100138642824293">
            <text:p>1,00E-4</text:p>
          </table:table-cell>
          <table:table-cell table:formula="of:=[.$B13]*2*PI()*6000000*0.0000000000088542*[.E$3]" office:value-type="float" office:value="0.000133518190432391">
            <text:p>1,34E-4</text:p>
          </table:table-cell>
          <table:table-cell table:formula="of:=[.$B13]*2*PI()*6000000*0.0000000000088542*[.F$3]" office:value-type="float" office:value="0.000166897738040488">
            <text:p>1,67E-4</text:p>
          </table:table-cell>
        </table:table-row>
      </table:table>
      <table:table table:name="List2" table:style-name="ta1">
        <table:table-column table:style-name="co3" table:default-cell-style-name="Default"/>
        <table:table-row table:style-name="ro2">
          <table:table-cell/>
        </table:table-row>
      </table:table>
      <table:table table:name="List3" table:style-name="ta1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number:number-style style:name="N108">
      <number:scientific-number number:decimal-places="2" number:min-integer-digits="1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5">15.06.2012</text:date>, <text:time>11:02:2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5T10:38:06</meta:creation-date>
    <dc:date>2012-06-15T11:02:20</dc:date>
    <meta:editing-duration>PT24M15S</meta:editing-duration>
    <meta:editing-cycles>9</meta:editing-cycles>
    <meta:generator>LibreOffice/3.4$Unix LibreOffice_project/340m1$Build-402</meta:generator>
    <meta:document-statistic meta:table-count="3" meta:cell-count="57" meta:object-count="0"/>
  </office:meta>
</office:document-meta>
</file>